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ce1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8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8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9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</table:table-row>
        <table:table-row table:style-name="ro1">
          <table:table-cell table:number-columns-repeated="19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7" office:value-type="string" calcext:value-type="string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</table:table-row>
        <table:table-row table:style-name="ro1">
          <table:table-cell table:number-columns-repeated="17" office:value-type="string" calcext:value-type="string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5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table:number-columns-repeated="15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3" office:value-type="string" calcext:value-type="string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table:number-columns-repeated="13" office:value-type="string" calcext:value-type="string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1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table:number-columns-repeated="11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7" office:value-type="string" calcext:value-type="string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</table:table-row>
        <table:table-row table:style-name="ro1">
          <table:table-cell table:number-columns-repeated="7" office:value-type="string" calcext:value-type="string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5" office:value-type="string" calcext:value-type="string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table:number-columns-repeated="5" office:value-type="string" calcext:value-type="string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2">
          <table:table-cell table:style-name="Default"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46:51.388582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4:48:55.740996403</dc:date>
    <meta:editing-duration>PT16M4S</meta:editing-duration>
    <meta:editing-cycles>5</meta:editing-cycles>
    <meta:generator>LibreOffice/5.2.0.4$Linux_X86_64 LibreOffice_project/20m0$Build-4</meta:generator>
    <meta:document-statistic meta:table-count="1" meta:cell-count="2500" meta:object-count="0"/>
  </office:meta>
</office:document-meta>
</file>